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bf68" officeooo:paragraph-rsid="001abf68"/>
    </style:style>
    <style:style style:name="P2" style:family="paragraph" style:parent-style-name="Standard">
      <style:text-properties officeooo:rsid="001acaab" officeooo:paragraph-rsid="001acaab"/>
    </style:style>
    <style:style style:name="P3" style:family="paragraph" style:parent-style-name="Standard">
      <style:text-properties officeooo:rsid="001acaab" officeooo:paragraph-rsid="001acaab"/>
    </style:style>
    <style:style style:name="P4" style:family="paragraph" style:parent-style-name="Standard">
      <style:text-properties officeooo:rsid="001b2a38" officeooo:paragraph-rsid="001b2a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ebsite Design Mockups</text:p>
      <text:p text:style-name="P2">User Representative Search</text:p>
      <text:p text:style-name="P2">Sunlight Labs Apis</text:p>
      <text:p text:style-name="P4">Data to use in TestData from unitedstates github</text:p>
      <text:p text:style-name="P2">Map Features and Timeline</text:p>
      <text:p text:style-name="P1"><text:a xlink:type="simple" xlink:href="https://sunlightlabs.github.io/congress/">https://sunlightlabs.github.io/congress/</text:a> Bottom of page AP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ooky </meta:initial-creator>
    <meta:creation-date>2014-08-13T21:40:44.738832550</meta:creation-date>
    <dc:date>2014-08-14T00:32:10.743283759</dc:date>
    <dc:creator>spooky </dc:creator>
    <meta:editing-duration>PT2M26S</meta:editing-duration>
    <meta:editing-cycles>3</meta:editing-cycles>
    <meta:generator>LibreOffice/4.2.4.2$Linux_X86_64 LibreOffice_project/420m0$Build-2</meta:generator>
    <meta:document-statistic meta:table-count="0" meta:image-count="0" meta:object-count="0" meta:page-count="1" meta:paragraph-count="6" meta:word-count="26" meta:character-count="199" meta:non-whitespace-character-count="179"/>
  </office:meta>
</office:document-meta>
</file>